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paragraph-rsid="003018cd" style:font-weight-asian="normal" style:font-weight-complex="normal"/>
    </style:style>
    <style:style style:name="P5" style:family="paragraph" style:parent-style-name="Standard">
      <style:text-properties fo:font-weight="normal" officeooo:rsid="0031d17e" officeooo:paragraph-rsid="0031d17e" style:font-weight-asian="normal" style:font-weight-complex="normal"/>
    </style:style>
    <style:style style:name="P6" style:family="paragraph" style:parent-style-name="Standard">
      <style:text-properties fo:font-weight="normal" officeooo:paragraph-rsid="0031d17e" style:font-weight-asian="normal" style:font-weight-complex="normal"/>
    </style:style>
    <style:style style:name="P7" style:family="paragraph" style:parent-style-name="Standard">
      <style:text-properties fo:color="#ce181e" fo:font-weight="bold" style:font-weight-asian="bold" style:font-weight-complex="bold"/>
    </style:style>
    <style:style style:name="P8" style:family="paragraph" style:parent-style-name="Standard">
      <style:text-properties fo:color="#ce181e" fo:font-weight="normal" officeooo:paragraph-rsid="0031d17e" style:font-weight-asian="normal" style:font-weight-complex="normal"/>
    </style:style>
    <style:style style:name="P9" style:family="paragraph" style:parent-style-name="Standard">
      <style:text-properties style:use-window-font-color="true" fo:font-weight="normal" officeooo:paragraph-rsid="003357a7" style:font-weight-asian="normal" style:font-weight-complex="normal"/>
    </style:style>
    <style:style style:name="T1" style:family="text">
      <style:text-properties officeooo:rsid="001afd31"/>
    </style:style>
    <style:style style:name="T2" style:family="text">
      <style:text-properties officeooo:rsid="003018cd"/>
    </style:style>
    <style:style style:name="T3" style:family="text">
      <style:text-properties officeooo:rsid="0031d17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1d17e" style:font-weight-asian="bold" style:font-weight-complex="bold"/>
    </style:style>
    <style:style style:name="T6" style:family="text">
      <style:text-properties fo:font-weight="bold" officeooo:rsid="003357a7" style:font-weight-asian="bold" style:font-weight-complex="bold"/>
    </style:style>
    <style:style style:name="T7" style:family="text">
      <style:text-properties officeooo:rsid="003357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base Technologies – Assignment 4</text:p>
      <text:p text:style-name="P2">Note : To solve below queries use “sales” database</text:p>
      <text:p text:style-name="P2">*Use Group by clause with appropriate sql functions to solve</text:p>
      <text:p text:style-name="P2">following queries.</text:p>
      <text:p text:style-name="P1"/>
      <text:p text:style-name="P1">1. Write a query that counts the number of salespeople registering orders for eachday. (If a salesperson has more than one order on a given day, he or she should be counted only once.).</text:p>
      <text:p text:style-name="P3"/>
      <text:p text:style-name="P3"/>
      <text:p text:style-name="P3">mysql&gt; select count(DISTINCT snum) COUNT,<text:span text:style-name="T1">odate</text:span> from ORDERS group by odate;</text:p>
      <text:p text:style-name="P3"/>
      <text:p text:style-name="P1"/>
      <text:p text:style-name="P1">2. Write a query on the Customers table that will find the highest rating in each city. Put the output in this form:</text:p>
      <text:p text:style-name="P1">For the city (city), the highest rating is : (rating).</text:p>
      <text:p text:style-name="P1"/>
      <text:p text:style-name="P4">select max(rating) RATING,city <text:span text:style-name="T2">CITY</text:span> from CUSTOMERS group by city;</text:p>
      <text:p text:style-name="P1"/>
      <text:p text:style-name="P1">3 Write a query that totals the orders for each day and places the results in descending order.</text:p>
      <text:p text:style-name="P3">select count(odate) COUNT,odate from ORDERS group by odate order by odate desc;</text:p>
      <text:p text:style-name="P1"/>
      <text:p text:style-name="P1">4. Write a query that selects the total amount in orders for each salesperson for whom this total is greater than the amount of the largest order in the table.</text:p>
      <text:p text:style-name="P1"/>
      <text:p text:style-name="P1">5. Write a query that selects the highest rating in each city.</text:p>
      <text:p text:style-name="P3">mysql&gt; select max(rating),city from CUSTOMERS group by city;</text:p>
      <text:p text:style-name="P3"/>
      <text:p text:style-name="P7">6. Largest order taken by each salesperson with order value more than Rs.3000.</text:p>
      <text:p text:style-name="P8"><text:span text:style-name="T3">SELECT max(amt) &gt;300, snum from ORDERS group by snum ;</text:span></text:p>
      <text:p text:style-name="P6"><text:span text:style-name="T4"/></text:p>
      <text:p text:style-name="P6"><text:span text:style-name="T4"/></text:p>
      <text:p text:style-name="P6"><text:span text:style-name="T4">7. Select each customer smallest order.</text:span></text:p>
      <text:p text:style-name="P9"><text:span text:style-name="T3">SELECT min(amt), snum from ORDERS group by snum ;</text:span>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22:02:30.772144072</meta:creation-date>
    <dc:date>2019-09-10T23:18:03.640299518</dc:date>
    <meta:editing-duration>PT1H27M28S</meta:editing-duration>
    <meta:editing-cycles>12</meta:editing-cycles>
    <meta:generator>LibreOffice/6.0.3.2$Linux_X86_64 LibreOffice_project/00m0$Build-2</meta:generator>
    <meta:document-statistic meta:table-count="0" meta:image-count="0" meta:object-count="0" meta:page-count="1" meta:paragraph-count="18" meta:word-count="229" meta:character-count="1333" meta:non-whitespace-character-count="1121"/>
  </office:meta>
</office:document-meta>
</file>